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RW Gothic" svg:font-family="'URW Gothic'" style:font-family-generic="swiss" style:font-pitch="variable"/>
    <style:font-face style:name="URW Gothic L" svg:font-family="'URW Gothic L'" style:font-family-generic="swiss"/>
    <style:font-face style:name="URW Gothic L1" svg:font-family="'URW Gothic L'" style:font-family-generic="swiss" style:font-pitch="variable"/>
  </office:font-face-decls>
  <office:automatic-styles>
    <style:style style:name="Table1" style:family="table">
      <style:table-properties style:width="9.999cm" table:align="center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2cm"/>
    </style:style>
    <style:style style:name="Table1.A1" style:family="table-cell">
      <style:table-cell-properties style:writing-mode="page"/>
    </style:style>
    <style:style style:name="Table3" style:family="table">
      <style:table-properties style:width="9.999cm" table:align="center"/>
    </style:style>
    <style:style style:name="Table3.A" style:family="table-column">
      <style:table-column-properties style:column-width="4.997cm"/>
    </style:style>
    <style:style style:name="Table3.B" style:family="table-column">
      <style:table-column-properties style:column-width="5.002cm"/>
    </style:style>
    <style:style style:name="Table3.A1" style:family="table-cell">
      <style:table-cell-properties style:writing-mode="page"/>
    </style:style>
    <style:style style:name="Table4" style:family="table">
      <style:table-properties style:width="9.999cm" table:align="center"/>
    </style:style>
    <style:style style:name="Table4.A" style:family="table-column">
      <style:table-column-properties style:column-width="1.998cm"/>
    </style:style>
    <style:style style:name="Table4.B" style:family="table-column">
      <style:table-column-properties style:column-width="2cm"/>
    </style:style>
    <style:style style:name="Table4.A1" style:family="table-cell">
      <style:table-cell-properties style:writing-mode="page"/>
    </style:style>
    <style:style style:name="Table5" style:family="table">
      <style:table-properties style:width="12cm" table:align="center"/>
    </style:style>
    <style:style style:name="Table5.A" style:family="table-column">
      <style:table-column-properties style:column-width="2.397cm"/>
    </style:style>
    <style:style style:name="Table5.B" style:family="table-column">
      <style:table-column-properties style:column-width="2.401cm"/>
    </style:style>
    <style:style style:name="Table5.A1" style:family="table-cell">
      <style:table-cell-properties style:writing-mode="page"/>
    </style:style>
    <style:style style:name="Table5.A5" style:family="table-cell">
      <style:table-cell-properties fo:padding="0cm" fo:border="none" style:writing-mode="page"/>
    </style:style>
    <style:style style:name="Table2" style:family="table">
      <style:table-properties style:width="12cm" table:align="center"/>
    </style:style>
    <style:style style:name="Table2.A" style:family="table-column">
      <style:table-column-properties style:column-width="2.397cm"/>
    </style:style>
    <style:style style:name="Table2.B" style:family="table-column">
      <style:table-column-properties style:column-width="2.401cm"/>
    </style:style>
    <style:style style:name="Table2.A1" style:family="table-cell">
      <style:table-cell-properties style:writing-mode="page"/>
    </style:style>
    <style:style style:name="Table2.A5" style:family="table-cell">
      <style:table-cell-properties fo:padding="0cm" fo:border="none" style:writing-mode="page"/>
    </style:style>
    <style:style style:name="Table6" style:family="table">
      <style:table-properties style:width="12cm" table:align="center"/>
    </style:style>
    <style:style style:name="Table6.A" style:family="table-column">
      <style:table-column-properties style:column-width="2.397cm"/>
    </style:style>
    <style:style style:name="Table6.B" style:family="table-column">
      <style:table-column-properties style:column-width="2.401cm"/>
    </style:style>
    <style:style style:name="Table6.A1" style:family="table-cell">
      <style:table-cell-properties style:writing-mode="page"/>
    </style:style>
    <style:style style:name="Table6.A5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URW Gothic L1" fo:font-size="10pt" officeooo:rsid="001b4088" officeooo:paragraph-rsid="001b4088" style:font-size-asian="10pt" style:font-size-complex="10pt"/>
    </style:style>
    <style:style style:name="P2" style:family="paragraph" style:parent-style-name="Standard">
      <style:text-properties style:font-name="URW Gothic L1" fo:font-size="10pt" officeooo:rsid="001b4088" officeooo:paragraph-rsid="001e6995" style:font-size-asian="10pt" style:font-size-complex="10pt"/>
    </style:style>
    <style:style style:name="P3" style:family="paragraph" style:parent-style-name="Standard">
      <style:text-properties style:font-name="URW Gothic L1" fo:font-size="10pt" officeooo:rsid="001b4088" officeooo:paragraph-rsid="0021902b" style:font-size-asian="10pt" style:font-size-complex="10pt"/>
    </style:style>
    <style:style style:name="P4" style:family="paragraph" style:parent-style-name="Standard">
      <style:text-properties style:font-name="URW Gothic L1" fo:font-size="24pt" officeooo:rsid="001b4088" officeooo:paragraph-rsid="001b4088" style:font-size-asian="24pt" style:font-size-complex="24pt"/>
    </style:style>
    <style:style style:name="P5" style:family="paragraph" style:parent-style-name="Standard">
      <style:text-properties style:font-name="URW Gothic L1" fo:font-size="12pt" officeooo:rsid="001b4088" officeooo:paragraph-rsid="001b4088" style:font-size-asian="12pt" style:font-size-complex="12pt"/>
    </style:style>
    <style:style style:name="P6" style:family="paragraph" style:parent-style-name="Standard">
      <style:text-properties style:font-name="URW Gothic L1" fo:font-size="12pt" officeooo:rsid="001c898c" officeooo:paragraph-rsid="002f6690" style:font-size-asian="12pt" style:font-size-complex="12pt"/>
    </style:style>
    <style:style style:name="P7" style:family="paragraph" style:parent-style-name="Standard">
      <style:text-properties style:font-name="URW Gothic L1" fo:font-size="12pt" officeooo:rsid="003f23ef" officeooo:paragraph-rsid="003f23ef" style:font-size-asian="12pt" style:font-size-complex="12pt"/>
    </style:style>
    <style:style style:name="P8" style:family="paragraph" style:parent-style-name="Standard">
      <style:text-properties style:font-name="URW Gothic L1" fo:font-size="12pt" officeooo:rsid="003f23ef" officeooo:paragraph-rsid="00419889" style:font-size-asian="12pt" style:font-size-complex="12pt"/>
    </style:style>
    <style:style style:name="P9" style:family="paragraph" style:parent-style-name="Standard">
      <style:text-properties style:font-name="URW Gothic L1" fo:font-size="8pt" officeooo:rsid="001b4088" officeooo:paragraph-rsid="001b4088" style:font-size-asian="8pt" style:font-size-complex="8pt"/>
    </style:style>
    <style:style style:name="P10" style:family="paragraph" style:parent-style-name="Standard">
      <style:text-properties style:font-name="URW Gothic L1" fo:font-size="8pt" officeooo:rsid="001b4088" officeooo:paragraph-rsid="001d2841" style:font-size-asian="8pt" style:font-size-complex="8pt"/>
    </style:style>
    <style:style style:name="P11" style:family="paragraph" style:parent-style-name="Standard">
      <style:text-properties style:font-name="URW Gothic L1" fo:font-size="8pt" officeooo:rsid="001b4088" officeooo:paragraph-rsid="001bf9de" style:font-size-asian="8pt" style:font-size-complex="8pt"/>
    </style:style>
    <style:style style:name="P12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1902b" style:font-size-asian="8pt" style:font-size-complex="8pt"/>
    </style:style>
    <style:style style:name="P13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7628f" style:font-size-asian="8pt" style:font-size-complex="8pt"/>
    </style:style>
    <style:style style:name="P14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dbe54" style:font-size-asian="8pt" style:font-size-complex="8pt"/>
    </style:style>
    <style:style style:name="P15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f2371" style:font-size-asian="8pt" style:font-size-complex="8pt"/>
    </style:style>
    <style:style style:name="P16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2f6690" style:font-size-asian="8pt" style:font-size-complex="8pt"/>
    </style:style>
    <style:style style:name="P17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3f23ef" style:font-size-asian="8pt" style:font-size-complex="8pt"/>
    </style:style>
    <style:style style:name="P18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3fd0a7" style:font-size-asian="8pt" style:font-size-complex="8pt"/>
    </style:style>
    <style:style style:name="P19" style:family="paragraph" style:parent-style-name="Standard">
      <style:paragraph-properties fo:text-align="justify" style:justify-single-word="false"/>
      <style:text-properties style:font-name="URW Gothic L1" fo:font-size="8pt" officeooo:rsid="001b4088" officeooo:paragraph-rsid="00419889" style:font-size-asian="8pt" style:font-size-complex="8pt"/>
    </style:style>
    <style:style style:name="P20" style:family="paragraph" style:parent-style-name="Standard">
      <style:text-properties style:font-name="URW Gothic L1" fo:font-size="8pt" officeooo:rsid="001b4088" officeooo:paragraph-rsid="001e6995" style:font-size-asian="8pt" style:font-size-complex="8pt"/>
    </style:style>
    <style:style style:name="P21" style:family="paragraph" style:parent-style-name="Standard">
      <style:text-properties style:font-name="URW Gothic L1" fo:font-size="8pt" officeooo:rsid="001b4088" officeooo:paragraph-rsid="00206681" style:font-size-asian="8pt" style:font-size-complex="8pt"/>
    </style:style>
    <style:style style:name="P22" style:family="paragraph" style:parent-style-name="Standard">
      <style:text-properties style:font-name="URW Gothic L1" fo:font-size="8pt" officeooo:rsid="001b4088" officeooo:paragraph-rsid="0021902b" style:font-size-asian="8pt" style:font-size-complex="8pt"/>
    </style:style>
    <style:style style:name="P23" style:family="paragraph" style:parent-style-name="Standard">
      <style:text-properties style:font-name="URW Gothic L1" fo:font-size="8pt" officeooo:rsid="001b4088" officeooo:paragraph-rsid="00276eb3" style:font-size-asian="8pt" style:font-size-complex="8pt"/>
    </style:style>
    <style:style style:name="P24" style:family="paragraph" style:parent-style-name="Standard">
      <style:text-properties style:font-name="URW Gothic L1" fo:font-size="8pt" officeooo:rsid="001b4088" officeooo:paragraph-rsid="002800d9" style:font-size-asian="8pt" style:font-size-complex="8pt"/>
    </style:style>
    <style:style style:name="P25" style:family="paragraph" style:parent-style-name="Standard">
      <style:paragraph-properties fo:text-align="center" style:justify-single-word="false"/>
      <style:text-properties style:font-name="URW Gothic L1" fo:font-size="8pt" officeooo:rsid="001b4088" officeooo:paragraph-rsid="002dbe54" style:font-size-asian="8pt" style:font-size-complex="8pt"/>
    </style:style>
    <style:style style:name="P26" style:family="paragraph" style:parent-style-name="Standard">
      <style:text-properties style:font-name="URW Gothic L1" fo:font-size="8pt" officeooo:rsid="001b4088" officeooo:paragraph-rsid="002f6690" style:font-size-asian="8pt" style:font-size-complex="8pt"/>
    </style:style>
    <style:style style:name="P27" style:family="paragraph" style:parent-style-name="Standard">
      <style:text-properties style:font-name="URW Gothic L1" fo:font-size="8pt" officeooo:rsid="001bf9de" officeooo:paragraph-rsid="001d2841" style:font-size-asian="8pt" style:font-size-complex="8pt"/>
    </style:style>
    <style:style style:name="P28" style:family="paragraph" style:parent-style-name="Standard">
      <style:text-properties style:font-name="URW Gothic L1" fo:font-size="8pt" officeooo:rsid="001bf9de" officeooo:paragraph-rsid="001e6995" style:font-size-asian="8pt" style:font-size-complex="8pt"/>
    </style:style>
    <style:style style:name="P29" style:family="paragraph" style:parent-style-name="Standard">
      <style:text-properties style:font-name="URW Gothic L1" fo:font-size="8pt" officeooo:rsid="002800d9" officeooo:paragraph-rsid="002800d9" style:font-size-asian="8pt" style:font-size-complex="8pt"/>
    </style:style>
    <style:style style:name="P30" style:family="paragraph" style:parent-style-name="Standard">
      <style:text-properties style:font-name="URW Gothic L1" fo:font-size="8pt" fo:font-style="italic" officeooo:rsid="001bf9de" officeooo:paragraph-rsid="001d2841" style:font-size-asian="8pt" style:font-style-asian="italic" style:font-size-complex="8pt" style:font-style-complex="italic"/>
    </style:style>
    <style:style style:name="P31" style:family="paragraph" style:parent-style-name="Standard">
      <style:text-properties style:font-name="URW Gothic L1" fo:font-size="8pt" fo:font-style="italic" officeooo:rsid="001bf9de" officeooo:paragraph-rsid="001e6995" style:font-size-asian="8pt" style:font-style-asian="italic" style:font-size-complex="8pt" style:font-style-complex="italic"/>
    </style:style>
    <style:style style:name="P32" style:family="paragraph" style:parent-style-name="Standard">
      <style:text-properties style:font-name="URW Gothic L1" fo:font-size="8pt" fo:font-style="italic" officeooo:rsid="001b4088" officeooo:paragraph-rsid="00206681" style:font-size-asian="8pt" style:font-style-asian="italic" style:font-size-complex="8pt" style:font-style-complex="italic"/>
    </style:style>
    <style:style style:name="P33" style:family="paragraph" style:parent-style-name="Standard">
      <style:text-properties style:font-name="URW Gothic L1" fo:font-size="8pt" fo:font-style="italic" officeooo:rsid="001b4088" officeooo:paragraph-rsid="0021902b" style:font-size-asian="8pt" style:font-style-asian="italic" style:font-size-complex="8pt" style:font-style-complex="italic"/>
    </style:style>
    <style:style style:name="P34" style:family="paragraph" style:parent-style-name="Standard">
      <style:text-properties style:font-name="URW Gothic L1" fo:font-size="8pt" fo:font-style="italic" officeooo:rsid="001b4088" officeooo:paragraph-rsid="002f6690" style:font-size-asian="8pt" style:font-style-asian="italic" style:font-size-complex="8pt" style:font-style-complex="italic"/>
    </style:style>
    <style:style style:name="P35" style:family="paragraph" style:parent-style-name="Standard">
      <style:text-properties style:font-name="URW Gothic L1" fo:font-size="8pt" fo:font-style="normal" officeooo:rsid="0023f924" officeooo:paragraph-rsid="0023f924" style:font-size-asian="8pt" style:font-style-asian="normal" style:font-size-complex="8pt" style:font-style-complex="normal"/>
    </style:style>
    <style:style style:name="P36" style:family="paragraph" style:parent-style-name="Standard">
      <style:paragraph-properties fo:text-align="center" style:justify-single-word="false"/>
      <style:text-properties style:font-name="URW Gothic L1" fo:font-size="8pt" fo:font-style="normal" officeooo:rsid="0023f924" officeooo:paragraph-rsid="0023f924" style:font-size-asian="8pt" style:font-style-asian="normal" style:font-size-complex="8pt" style:font-style-complex="normal"/>
    </style:style>
    <style:style style:name="P37" style:family="paragraph" style:parent-style-name="Standard">
      <style:paragraph-properties fo:text-align="center" style:justify-single-word="false"/>
      <style:text-properties style:font-name="URW Gothic L1" fo:font-size="8pt" fo:font-style="normal" officeooo:rsid="0023f924" officeooo:paragraph-rsid="002f6690" style:font-size-asian="8pt" style:font-style-asian="normal" style:font-size-complex="8pt" style:font-style-complex="normal"/>
    </style:style>
    <style:style style:name="P38" style:family="paragraph" style:parent-style-name="Standard">
      <style:text-properties style:font-name="URW Gothic L1" fo:font-size="8pt" fo:font-style="normal" officeooo:rsid="0023f924" officeooo:paragraph-rsid="002f6690" style:font-size-asian="8pt" style:font-style-asian="normal" style:font-size-complex="8pt" style:font-style-complex="normal"/>
    </style:style>
    <style:style style:name="P39" style:family="paragraph" style:parent-style-name="Standard">
      <style:paragraph-properties fo:text-align="center" style:justify-single-word="false"/>
      <style:text-properties style:font-name="URW Gothic L1" fo:font-size="8pt" fo:font-style="normal" officeooo:rsid="002f138c" officeooo:paragraph-rsid="002f138c" style:font-size-asian="8pt" style:font-style-asian="normal" style:font-size-complex="8pt" style:font-style-complex="normal"/>
    </style:style>
    <style:style style:name="P40" style:family="paragraph" style:parent-style-name="Standard">
      <style:paragraph-properties fo:text-align="center" style:justify-single-word="false"/>
      <style:text-properties style:font-name="URW Gothic L1" fo:font-size="8pt" fo:font-style="normal" officeooo:rsid="002f138c" officeooo:paragraph-rsid="002f6690" style:font-size-asian="8pt" style:font-style-asian="normal" style:font-size-complex="8pt" style:font-style-complex="normal"/>
    </style:style>
    <style:style style:name="P41" style:family="paragraph" style:parent-style-name="Standard">
      <style:paragraph-properties fo:text-align="center" style:justify-single-word="false"/>
      <style:text-properties style:text-position="0% 100%" style:font-name="URW Gothic L1" fo:font-size="8pt" officeooo:rsid="002dbe54" officeooo:paragraph-rsid="002dbe54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URW Gothic L1" fo:font-size="8pt" officeooo:paragraph-rsid="001d2841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URW Gothic L1" fo:font-size="8pt" officeooo:paragraph-rsid="00206681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URW Gothic L1" fo:font-size="8pt" officeooo:paragraph-rsid="0021902b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URW Gothic L1" fo:font-size="8pt" officeooo:paragraph-rsid="002f6690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1d2841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206681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21902b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2f6690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URW Gothic L1" fo:font-size="8pt" officeooo:rsid="001bf9de" officeooo:paragraph-rsid="003bdd0c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URW Gothic L1" fo:font-size="8pt" officeooo:rsid="001c898c" officeooo:paragraph-rsid="001d2841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URW Gothic L1" fo:font-size="8pt" officeooo:rsid="001c898c" officeooo:paragraph-rsid="001e6995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URW Gothic L1" fo:font-size="8pt" officeooo:rsid="001c898c" officeooo:paragraph-rsid="003bdd0c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URW Gothic L1" fo:font-size="8pt" officeooo:rsid="00206681" officeooo:paragraph-rsid="00206681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URW Gothic L1" fo:font-size="8pt" officeooo:rsid="0021902b" officeooo:paragraph-rsid="0021902b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URW Gothic L1" fo:font-size="8pt" officeooo:rsid="0021902b" officeooo:paragraph-rsid="002f6690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URW Gothic L1" fo:font-size="8pt" officeooo:rsid="0021902b" officeooo:paragraph-rsid="003d8bf6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URW Gothic L1" fo:font-size="8pt" officeooo:rsid="0039f0a9" officeooo:paragraph-rsid="0039f0a9" style:font-size-asian="8pt" style:font-size-complex="8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206681"/>
    </style:style>
    <style:style style:name="T3" style:family="text">
      <style:text-properties style:text-position="sub 58%" officeooo:rsid="0027628f"/>
    </style:style>
    <style:style style:name="T4" style:family="text">
      <style:text-properties style:text-position="sub 58%" officeooo:rsid="00276eb3"/>
    </style:style>
    <style:style style:name="T5" style:family="text">
      <style:text-properties style:text-position="sub 58%" fo:font-style="normal" officeooo:rsid="002f138c" style:font-style-asian="normal" style:font-style-complex="normal"/>
    </style:style>
    <style:style style:name="T6" style:family="text">
      <style:text-properties style:text-position="sub 58%" fo:font-style="normal" officeooo:rsid="0030e201" style:font-style-asian="normal" style:font-style-complex="normal"/>
    </style:style>
    <style:style style:name="T7" style:family="text">
      <style:text-properties style:text-position="sub 58%" officeooo:rsid="0030e201"/>
    </style:style>
    <style:style style:name="T8" style:family="text">
      <style:text-properties style:text-position="sub 58%" officeooo:rsid="003411ad"/>
    </style:style>
    <style:style style:name="T9" style:family="text">
      <style:text-properties style:text-position="sub 58%" officeooo:rsid="003d8bf6"/>
    </style:style>
    <style:style style:name="T10" style:family="text">
      <style:text-properties style:text-position="sub 58%" officeooo:rsid="003f23ef"/>
    </style:style>
    <style:style style:name="T11" style:family="text">
      <style:text-properties style:text-position="0% 100%"/>
    </style:style>
    <style:style style:name="T12" style:family="text">
      <style:text-properties style:text-position="0% 100%" style:font-name="URW Gothic L" officeooo:rsid="002dbe54" style:font-name-asian="URW Gothic L" style:font-name-complex="URW Gothic L"/>
    </style:style>
    <style:style style:name="T13" style:family="text">
      <style:text-properties style:text-position="0% 100%" style:font-name="URW Gothic L" officeooo:rsid="003fd0a7" style:font-name-asian="URW Gothic L" style:font-name-complex="URW Gothic L"/>
    </style:style>
    <style:style style:name="T14" style:family="text">
      <style:text-properties style:text-position="0% 100%" style:font-name="URW Gothic L" officeooo:rsid="001bf9de" style:font-name-asian="URW Gothic L" style:font-name-complex="URW Gothic L"/>
    </style:style>
    <style:style style:name="T15" style:family="text">
      <style:text-properties style:text-position="0% 100%" officeooo:rsid="0027628f"/>
    </style:style>
    <style:style style:name="T16" style:family="text">
      <style:text-properties style:text-position="0% 100%" officeooo:rsid="002dbe54"/>
    </style:style>
    <style:style style:name="T17" style:family="text">
      <style:text-properties style:text-position="0% 100%" fo:font-style="normal" officeooo:rsid="002f138c" style:font-style-asian="normal" style:font-style-complex="normal"/>
    </style:style>
    <style:style style:name="T18" style:family="text">
      <style:text-properties style:text-position="0% 100%" fo:font-style="normal" officeooo:rsid="00305b45" style:font-style-asian="normal" style:font-style-complex="normal"/>
    </style:style>
    <style:style style:name="T19" style:family="text">
      <style:text-properties style:text-position="0% 100%" officeooo:rsid="00305b45"/>
    </style:style>
    <style:style style:name="T20" style:family="text">
      <style:text-properties style:text-position="0% 100%" officeooo:rsid="003d8bf6"/>
    </style:style>
    <style:style style:name="T21" style:family="text">
      <style:text-properties style:text-position="0% 100%" officeooo:rsid="003f23ef"/>
    </style:style>
    <style:style style:name="T22" style:family="text">
      <style:text-properties style:text-position="0% 100%" officeooo:rsid="00419889"/>
    </style:style>
    <style:style style:name="T23" style:family="text">
      <style:text-properties style:text-position="0% 100%" officeooo:rsid="0042f570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800d9" style:font-style-asian="italic" style:font-style-complex="italic"/>
    </style:style>
    <style:style style:name="T26" style:family="text">
      <style:text-properties officeooo:rsid="001bf9de"/>
    </style:style>
    <style:style style:name="T27" style:family="text">
      <style:text-properties style:font-name="URW Gothic L" officeooo:rsid="001bf9de" style:font-name-asian="URW Gothic L" style:font-name-complex="URW Gothic L"/>
    </style:style>
    <style:style style:name="T28" style:family="text">
      <style:text-properties style:font-name="URW Gothic L" fo:font-style="italic" officeooo:rsid="001bf9de" style:font-name-asian="URW Gothic L" style:font-style-asian="italic" style:font-name-complex="URW Gothic L" style:font-style-complex="italic"/>
    </style:style>
    <style:style style:name="T29" style:family="text">
      <style:text-properties style:font-name="URW Gothic L" fo:font-style="italic" officeooo:rsid="002800d9" style:font-name-asian="URW Gothic L" style:font-style-asian="italic" style:font-name-complex="URW Gothic L" style:font-style-complex="italic"/>
    </style:style>
    <style:style style:name="T30" style:family="text">
      <style:text-properties style:font-name="URW Gothic L" fo:font-style="normal" officeooo:rsid="002800d9" style:font-name-asian="URW Gothic L" style:font-style-asian="normal" style:font-name-complex="URW Gothic L" style:font-style-complex="normal"/>
    </style:style>
    <style:style style:name="T31" style:family="text">
      <style:text-properties style:font-name="URW Gothic L" fo:font-size="8pt" style:font-name-asian="URW Gothic L" style:font-size-asian="8pt" style:font-name-complex="URW Gothic L" style:font-size-complex="8pt"/>
    </style:style>
    <style:style style:name="T32" style:family="text">
      <style:text-properties style:font-name="URW Gothic L" fo:font-size="8pt" officeooo:rsid="001bf9de" style:font-name-asian="URW Gothic L" style:font-size-asian="8pt" style:font-name-complex="URW Gothic L" style:font-size-complex="8pt"/>
    </style:style>
    <style:style style:name="T33" style:family="text">
      <style:text-properties officeooo:rsid="001c898c"/>
    </style:style>
    <style:style style:name="T34" style:family="text">
      <style:text-properties fo:font-style="normal" officeooo:rsid="002800d9" style:font-style-asian="normal" style:font-style-complex="normal"/>
    </style:style>
    <style:style style:name="T35" style:family="text">
      <style:text-properties officeooo:rsid="001d2841"/>
    </style:style>
    <style:style style:name="T36" style:family="text">
      <style:text-properties officeooo:rsid="00206681"/>
    </style:style>
    <style:style style:name="T37" style:family="text">
      <style:text-properties officeooo:rsid="0021902b"/>
    </style:style>
    <style:style style:name="T38" style:family="text">
      <style:text-properties officeooo:rsid="0025a95f"/>
    </style:style>
    <style:style style:name="T39" style:family="text">
      <style:text-properties officeooo:rsid="0027628f"/>
    </style:style>
    <style:style style:name="T40" style:family="text">
      <style:text-properties officeooo:rsid="002dbe54"/>
    </style:style>
    <style:style style:name="T41" style:family="text">
      <style:text-properties officeooo:rsid="002f2371"/>
    </style:style>
    <style:style style:name="T42" style:family="text">
      <style:text-properties officeooo:rsid="002f6690"/>
    </style:style>
    <style:style style:name="T43" style:family="text">
      <style:text-properties officeooo:rsid="003858bf"/>
    </style:style>
    <style:style style:name="T44" style:family="text">
      <style:text-properties officeooo:rsid="003bdd0c"/>
    </style:style>
    <style:style style:name="T45" style:family="text">
      <style:text-properties officeooo:rsid="003f23ef"/>
    </style:style>
    <style:style style:name="T46" style:family="text">
      <style:text-properties officeooo:rsid="004620d4"/>
    </style:style>
    <style:style style:name="T47" style:family="text">
      <style:text-properties officeooo:rsid="0047d997"/>
    </style:style>
    <style:style style:name="T48" style:family="text">
      <style:text-properties officeooo:rsid="004aa5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ptimizacion</text:p>
      <text:p text:style-name="P9"><text:span text:style-name="T33">Primera entrega del </text:span>Proyecto</text:p>
      <text:p text:style-name="P9"/>
      <text:p text:style-name="P5">Grupo 2</text:p>
      <text:p text:style-name="P11"><text:span text:style-name="T27">•</text:span> Miguel Soto <text:span text:style-name="T47">Delgado</text:span>, <text:span text:style-name="T26">Rol 201973623-K</text:span></text:p>
      <text:p text:style-name="P11"><text:span text:style-name="T27">•</text:span> Sebastian Guerra <text:span text:style-name="T47">Espinoza</text:span>, <text:span text:style-name="T26">Rol 202173563-1</text:span></text:p>
      <text:p text:style-name="P1"/>
      <text:p text:style-name="P5">Modelo Matematico</text:p>
      <text:p text:style-name="P9"/>
      <text:p text:style-name="P29">A continuacion se indicara el modelo matematico por partes. Cada parte del modelo ira asociado a una tabla a modo de ejemplo para poder visualizar mejor las implicancias del planteamiento. <text:span text:style-name="T46">Para</text:span> de evitar confusion, se establece lo siguiente:</text:p>
      <text:p text:style-name="P24"><text:span text:style-name="T27"/></text:p>
      <text:p text:style-name="P24"><text:span text:style-name="T27">•</text:span><text:span text:style-name="T28"> </text:span><text:span text:style-name="T29">i</text:span><text:span text:style-name="T30"> : Trabajador en especifico</text:span><text:span text:style-name="T24"> </text:span></text:p>
      <text:p text:style-name="P24"><text:span text:style-name="T27">•</text:span> <text:span text:style-name="T25">j </text:span><text:span text:style-name="T34">: Tarea en especifico a realizar</text:span></text:p>
      <text:p text:style-name="P24"/>
      <text:p text:style-name="P2">Parametros</text:p>
      <text:p text:style-name="P20">Lo conocido, que no se puede modificar</text:p>
      <text:p text:style-name="P9"/>
      <text:p text:style-name="P10"><text:span text:style-name="T27">•</text:span> Nivel de especializacion por trabajador<text:span text:style-name="T24"> </text:span>en cierta tarea <text:span text:style-name="T39">(E</text:span><text:span text:style-name="T3">ij</text:span><text:span text:style-name="T39">)</text:span></text:p>
      <text:p text:style-name="P10"/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6">Tarea 1</text:p>
          </table:table-cell>
          <table:table-cell table:style-name="Table1.A1" office:value-type="string">
            <text:p text:style-name="P46">Tarea 2</text:p>
          </table:table-cell>
          <table:table-cell table:style-name="Table1.A1" office:value-type="string">
            <text:p text:style-name="P46">Tarea 3</text:p>
          </table:table-cell>
          <table:table-cell table:style-name="Table1.A1" office:value-type="string">
            <text:p text:style-name="P46">Tarea 4</text:p>
          </table:table-cell>
        </table:table-row>
        <table:table-row>
          <table:table-cell table:style-name="Table1.A1" office:value-type="string">
            <text:p text:style-name="P46">Persona 1</text:p>
          </table:table-cell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4</text:p>
          </table:table-cell>
          <table:table-cell table:style-name="Table1.A1" office:value-type="string">
            <text:p text:style-name="P46">8</text:p>
          </table:table-cell>
          <table:table-cell table:style-name="Table1.A1" office:value-type="string">
            <text:p text:style-name="P46">6</text:p>
          </table:table-cell>
        </table:table-row>
        <table:table-row>
          <table:table-cell table:style-name="Table1.A1" office:value-type="string">
            <text:p text:style-name="P46">Persona 2</text:p>
          </table:table-cell>
          <table:table-cell table:style-name="Table1.A1" office:value-type="string">
            <text:p text:style-name="P46">2</text:p>
          </table:table-cell>
          <table:table-cell table:style-name="Table1.A1" office:value-type="string">
            <text:p text:style-name="P46">3</text:p>
          </table:table-cell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9</text:p>
          </table:table-cell>
        </table:table-row>
        <table:table-row>
          <table:table-cell table:style-name="Table1.A1" office:value-type="string">
            <text:p text:style-name="P46">Persona 3</text:p>
          </table:table-cell>
          <table:table-cell table:style-name="Table1.A1" office:value-type="string">
            <text:p text:style-name="P46">6</text:p>
          </table:table-cell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6</text:p>
          </table:table-cell>
          <table:table-cell table:style-name="Table1.A1" office:value-type="string">
            <text:p text:style-name="P46">9</text:p>
          </table:table-cell>
        </table:table-row>
        <table:table-row>
          <table:table-cell table:style-name="Table1.A1" office:value-type="string">
            <text:p text:style-name="P46">Persona 4</text:p>
          </table:table-cell>
          <table:table-cell table:style-name="Table1.A1" office:value-type="string">
            <text:p text:style-name="P46">9</text:p>
          </table:table-cell>
          <table:table-cell table:style-name="Table1.A1" office:value-type="string">
            <text:p text:style-name="P46">7</text:p>
          </table:table-cell>
          <table:table-cell table:style-name="Table1.A1" office:value-type="string">
            <text:p text:style-name="P46">8</text:p>
          </table:table-cell>
          <table:table-cell table:style-name="Table1.A1" office:value-type="string">
            <text:p text:style-name="P51">5</text:p>
          </table:table-cell>
        </table:table-row>
      </table:table>
      <text:p text:style-name="P27"/>
      <text:p text:style-name="P30">“Se sabe que los trabajadores están clasificados según su nivel de especialización. <text:span text:style-name="T35">(...)</text:span>”</text:p>
      <text:p text:style-name="P10"/>
      <text:p text:style-name="P2">Variables</text:p>
      <text:p text:style-name="P20">Lo desconocido, que se puede modificar</text:p>
      <text:p text:style-name="P20"/>
      <text:p text:style-name="P13"><text:span text:style-name="T27">•</text:span> Horas asignadas de un trabaj<text:span text:style-name="T48">a</text:span>dor<text:span text:style-name="T24"> </text:span>a cierta tarea <text:span text:style-name="T39">(X</text:span><text:span text:style-name="T3">ij</text:span><text:span text:style-name="T39">)</text:span></text:p>
      <text:p text:style-name="P21"/>
      <table:table table:name="Table4" table:style-name="Table4">
        <table:table-column table:style-name="Table4.A"/>
        <table:table-column table:style-name="Table4.B" table:number-columns-repeated="4"/>
        <table:table-row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7">Tarea 1</text:p>
          </table:table-cell>
          <table:table-cell table:style-name="Table4.A1" office:value-type="string">
            <text:p text:style-name="P47">Tarea 2</text:p>
          </table:table-cell>
          <table:table-cell table:style-name="Table4.A1" office:value-type="string">
            <text:p text:style-name="P47">Tarea 3</text:p>
          </table:table-cell>
          <table:table-cell table:style-name="Table4.A1" office:value-type="string">
            <text:p text:style-name="P47">Tarea 4</text:p>
          </table:table-cell>
        </table:table-row>
        <table:table-row>
          <table:table-cell table:style-name="Table4.A1" office:value-type="string">
            <text:p text:style-name="P47">Persona 1</text:p>
          </table:table-cell>
          <table:table-cell table:style-name="Table4.A1" office:value-type="string">
            <text:p text:style-name="P47"><text:span text:style-name="T36">x</text:span><text:span text:style-name="T1">1</text:span><text:span text:style-name="T2">1</text:span></text:p>
          </table:table-cell>
          <table:table-cell table:style-name="Table4.A1" office:value-type="string">
            <text:p text:style-name="P47"><text:span text:style-name="T36">x</text:span><text:span text:style-name="T2">12</text:span></text:p>
          </table:table-cell>
          <table:table-cell table:style-name="Table4.A1" office:value-type="string">
            <text:p text:style-name="P54">x<text:span text:style-name="T1">13</text:span></text:p>
          </table:table-cell>
          <table:table-cell table:style-name="Table4.A1" office:value-type="string">
            <text:p text:style-name="P54">x<text:span text:style-name="T1">14</text:span></text:p>
          </table:table-cell>
        </table:table-row>
        <table:table-row>
          <table:table-cell table:style-name="Table4.A1" office:value-type="string">
            <text:p text:style-name="P47">Persona 2</text:p>
          </table:table-cell>
          <table:table-cell table:style-name="Table4.A1" office:value-type="string">
            <text:p text:style-name="P54">x<text:span text:style-name="T1">21</text:span></text:p>
          </table:table-cell>
          <table:table-cell table:style-name="Table4.A1" office:value-type="string">
            <text:p text:style-name="P54">x<text:span text:style-name="T1">22</text:span></text:p>
          </table:table-cell>
          <table:table-cell table:style-name="Table4.A1" office:value-type="string">
            <text:p text:style-name="P54">x<text:span text:style-name="T1">23</text:span></text:p>
          </table:table-cell>
          <table:table-cell table:style-name="Table4.A1" office:value-type="string">
            <text:p text:style-name="P54">x<text:span text:style-name="T1">24</text:span></text:p>
          </table:table-cell>
        </table:table-row>
        <table:table-row>
          <table:table-cell table:style-name="Table4.A1" office:value-type="string">
            <text:p text:style-name="P47">Persona 3</text:p>
          </table:table-cell>
          <table:table-cell table:style-name="Table4.A1" office:value-type="string">
            <text:p text:style-name="P54">x<text:span text:style-name="T1">31</text:span></text:p>
          </table:table-cell>
          <table:table-cell table:style-name="Table4.A1" office:value-type="string">
            <text:p text:style-name="P54">x<text:span text:style-name="T1">32</text:span></text:p>
          </table:table-cell>
          <table:table-cell table:style-name="Table4.A1" office:value-type="string">
            <text:p text:style-name="P54">x<text:span text:style-name="T1">33</text:span></text:p>
          </table:table-cell>
          <table:table-cell table:style-name="Table4.A1" office:value-type="string">
            <text:p text:style-name="P54">x<text:span text:style-name="T1">34</text:span></text:p>
          </table:table-cell>
        </table:table-row>
        <table:table-row>
          <table:table-cell table:style-name="Table4.A1" office:value-type="string">
            <text:p text:style-name="P47">Persona 4</text:p>
          </table:table-cell>
          <table:table-cell table:style-name="Table4.A1" office:value-type="string">
            <text:p text:style-name="P54">x<text:span text:style-name="T1">41</text:span></text:p>
          </table:table-cell>
          <table:table-cell table:style-name="Table4.A1" office:value-type="string">
            <text:p text:style-name="P54">x<text:span text:style-name="T1">42</text:span></text:p>
          </table:table-cell>
          <table:table-cell table:style-name="Table4.A1" office:value-type="string">
            <text:p text:style-name="P54">x<text:span text:style-name="T1">43</text:span></text:p>
          </table:table-cell>
          <table:table-cell table:style-name="Table4.A1" office:value-type="string">
            <text:p text:style-name="P54">x<text:span text:style-name="T1">44</text:span></text:p>
          </table:table-cell>
        </table:table-row>
      </table:table>
      <text:p text:style-name="P21"/>
      <text:p text:style-name="P2">Restricciones</text:p>
      <text:p text:style-name="P20">Relacion entre las variables y parametros</text:p>
      <text:p text:style-name="P28"/>
      <text:p text:style-name="P23"><text:span text:style-name="T27">•</text:span> Nivel de especializacion <text:span text:style-name="T35">minima por </text:span>tarea <text:span text:style-name="T39">(E</text:span><text:span text:style-name="T3"> </text:span><text:span text:style-name="T4">minima</text:span><text:span text:style-name="T3"> </text:span><text:span text:style-name="T4">j</text:span><text:span text:style-name="T39">)</text:span></text:p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2">Tarea a realizar</text:p>
          </table:table-cell>
          <table:table-cell table:style-name="Table3.A1" office:value-type="string">
            <text:p text:style-name="P52">Especializacion minima</text:p>
          </table:table-cell>
        </table:table-row>
        <table:table-row>
          <table:table-cell table:style-name="Table3.A1" office:value-type="string">
            <text:p text:style-name="P52">Tarea 1</text:p>
          </table:table-cell>
          <table:table-cell table:style-name="Table3.A1" office:value-type="string">
            <text:p text:style-name="P52">6</text:p>
          </table:table-cell>
        </table:table-row>
        <table:table-row>
          <table:table-cell table:style-name="Table3.A1" office:value-type="string">
            <text:p text:style-name="P52">Tarea 2</text:p>
          </table:table-cell>
          <table:table-cell table:style-name="Table3.A1" office:value-type="string">
            <text:p text:style-name="P52">9</text:p>
          </table:table-cell>
        </table:table-row>
        <table:table-row>
          <table:table-cell table:style-name="Table3.A1" office:value-type="string">
            <text:p text:style-name="P52">Tarea 3</text:p>
          </table:table-cell>
          <table:table-cell table:style-name="Table3.A1" office:value-type="string">
            <text:p text:style-name="P52">3</text:p>
          </table:table-cell>
        </table:table-row>
        <table:table-row>
          <table:table-cell table:style-name="Table3.A1" office:value-type="string">
            <text:p text:style-name="P52">Tarea 4</text:p>
          </table:table-cell>
          <table:table-cell table:style-name="Table3.A1" office:value-type="string">
            <text:p text:style-name="P52">4</text:p>
          </table:table-cell>
        </table:table-row>
      </table:table>
      <text:p text:style-name="P31"/>
      <text:p text:style-name="P31">“<text:span text:style-name="T35">(...) </text:span>Además, las tareas están clasificadas según los mismos niveles de especialización de tal manera que una tarea de cierto</text:p>
      <text:p text:style-name="P28"><text:span text:style-name="T24">nivel de especialización puede ser ejecutada solo por trabajadores de tal nivel, o bien, uno superior, pero no inferior.”</text:span></text:p>
      <text:p text:style-name="P9"/>
      <text:p text:style-name="P25"><text:span text:style-name="T39">E</text:span><text:span text:style-name="T3">ij <text:s/></text:span><text:span text:style-name="T12">≥</text:span><text:span text:style-name="T3"> </text:span><text:span text:style-name="T39">E</text:span><text:span text:style-name="T3"> </text:span><text:span text:style-name="T4">minima</text:span><text:span text:style-name="T3"> </text:span><text:span text:style-name="T4">j</text:span></text:p>
      <text:p text:style-name="P9"/>
      <text:p text:style-name="P14"><text:span text:style-name="T27">•</text:span> Horas <text:span text:style-name="T36">minimas </text:span>asignadas a cierta tarea <text:span text:style-name="T40">(</text:span><text:span text:style-name="T12">H</text:span><text:span text:style-name="T15"> </text:span><text:span text:style-name="T4">minima</text:span><text:span text:style-name="T3"> </text:span><text:span text:style-name="T4">j </text:span><text:span text:style-name="T16">)</text:span></text:p>
      <text:p text:style-name="P21"/>
      <table:table table:name="Table5" table:style-name="Table5">
        <table:table-column table:style-name="Table5.A"/>
        <table:table-column table:style-name="Table5.B" table:number-columns-repeated="4"/>
        <table:table-row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7">Tarea 1</text:p>
          </table:table-cell>
          <table:table-cell table:style-name="Table5.A1" office:value-type="string">
            <text:p text:style-name="P47">Tarea 2</text:p>
          </table:table-cell>
          <table:table-cell table:style-name="Table5.A1" office:value-type="string">
            <text:p text:style-name="P47">Tarea 3</text:p>
          </table:table-cell>
          <table:table-cell table:style-name="Table5.A1" office:value-type="string">
            <text:p text:style-name="P47">Tarea 4</text:p>
          </table:table-cell>
        </table:table-row>
        <table:table-row>
          <table:table-cell table:style-name="Table5.A1" office:value-type="string">
            <text:p text:style-name="P47">Persona 1</text:p>
          </table:table-cell>
          <table:table-cell table:style-name="Table5.A1" office:value-type="string">
            <text:p text:style-name="P47"><text:span text:style-name="T36">x</text:span><text:span text:style-name="T1">1</text:span><text:span text:style-name="T2">1</text:span></text:p>
          </table:table-cell>
          <table:table-cell table:style-name="Table5.A1" office:value-type="string">
            <text:p text:style-name="P47"><text:span text:style-name="T36">x</text:span><text:span text:style-name="T2">12</text:span></text:p>
          </table:table-cell>
          <table:table-cell table:style-name="Table5.A1" office:value-type="string">
            <text:p text:style-name="P54">x<text:span text:style-name="T1">13</text:span></text:p>
          </table:table-cell>
          <table:table-cell table:style-name="Table5.A1" office:value-type="string">
            <text:p text:style-name="P54">x<text:span text:style-name="T1">14</text:span></text:p>
          </table:table-cell>
        </table:table-row>
        <text:soft-page-break/>
        <table:table-row>
          <table:table-cell table:style-name="Table5.A1" office:value-type="string">
            <text:p text:style-name="P47">Persona 2</text:p>
          </table:table-cell>
          <table:table-cell table:style-name="Table5.A1" office:value-type="string">
            <text:p text:style-name="P54">x<text:span text:style-name="T1">21</text:span></text:p>
          </table:table-cell>
          <table:table-cell table:style-name="Table5.A1" office:value-type="string">
            <text:p text:style-name="P54">x<text:span text:style-name="T1">22</text:span></text:p>
          </table:table-cell>
          <table:table-cell table:style-name="Table5.A1" office:value-type="string">
            <text:p text:style-name="P54">x<text:span text:style-name="T1">23</text:span></text:p>
          </table:table-cell>
          <table:table-cell table:style-name="Table5.A1" office:value-type="string">
            <text:p text:style-name="P54">x<text:span text:style-name="T1">24</text:span></text:p>
          </table:table-cell>
        </table:table-row>
        <table:table-row>
          <table:table-cell table:style-name="Table5.A1" office:value-type="string">
            <text:p text:style-name="P47">Persona 3</text:p>
          </table:table-cell>
          <table:table-cell table:style-name="Table5.A1" office:value-type="string">
            <text:p text:style-name="P54">x<text:span text:style-name="T1">31</text:span></text:p>
          </table:table-cell>
          <table:table-cell table:style-name="Table5.A1" office:value-type="string">
            <text:p text:style-name="P54">x<text:span text:style-name="T1">32</text:span></text:p>
          </table:table-cell>
          <table:table-cell table:style-name="Table5.A1" office:value-type="string">
            <text:p text:style-name="P54">x<text:span text:style-name="T1">33</text:span></text:p>
          </table:table-cell>
          <table:table-cell table:style-name="Table5.A1" office:value-type="string">
            <text:p text:style-name="P54">x<text:span text:style-name="T1">34</text:span></text:p>
          </table:table-cell>
        </table:table-row>
        <table:table-row>
          <table:table-cell table:style-name="Table5.A5" office:value-type="string">
            <text:p text:style-name="P47">Persona 4</text:p>
          </table:table-cell>
          <table:table-cell table:style-name="Table5.A5" office:value-type="string">
            <text:p text:style-name="P54">x<text:span text:style-name="T1">41</text:span></text:p>
          </table:table-cell>
          <table:table-cell table:style-name="Table5.A5" office:value-type="string">
            <text:p text:style-name="P54">x<text:span text:style-name="T1">42</text:span></text:p>
          </table:table-cell>
          <table:table-cell table:style-name="Table5.A5" office:value-type="string">
            <text:p text:style-name="P54">x<text:span text:style-name="T1">43</text:span></text:p>
          </table:table-cell>
          <table:table-cell table:style-name="Table5.A5" office:value-type="string">
            <text:p text:style-name="P54">x<text:span text:style-name="T1">44</text:span></text:p>
          </table:table-cell>
        </table:table-row>
        <table:table-row>
          <table:table-cell table:style-name="Table5.A1" office:value-type="string">
            <text:p text:style-name="P54">Horas Minimas</text:p>
          </table:table-cell>
          <table:table-cell table:style-name="Table5.A1" office:value-type="string">
            <text:p text:style-name="P54">12</text:p>
          </table:table-cell>
          <table:table-cell table:style-name="Table5.A1" office:value-type="string">
            <text:p text:style-name="P54">8</text:p>
          </table:table-cell>
          <table:table-cell table:style-name="Table5.A1" office:value-type="string">
            <text:p text:style-name="P54">14</text:p>
          </table:table-cell>
          <table:table-cell table:style-name="Table5.A1" office:value-type="string">
            <text:p text:style-name="P54">5</text:p>
          </table:table-cell>
        </table:table-row>
      </table:table>
      <text:p text:style-name="P21"/>
      <text:p text:style-name="P32">“Cada tarea requiere de cierta cantidad de tiempo para ser completada y cada trabajador puede</text:p>
      <text:p text:style-name="P32">ser asignado por una cantidad determinada de tiempo. Todas las tareas deben ser completadas en</text:p>
      <text:p text:style-name="P32">su totalidad.”</text:p>
      <text:p text:style-name="P32"/>
      <text:p text:style-name="P25"><text:span text:style-name="T12">∑</text:span><text:span text:style-name="T16"> X</text:span><text:span text:style-name="T3">ij <text:s/></text:span><text:span text:style-name="T12">≥ H</text:span><text:span text:style-name="T15"> </text:span><text:span text:style-name="T4">minima</text:span><text:span text:style-name="T3"> </text:span><text:span text:style-name="T4">j</text:span></text:p>
      <text:p text:style-name="P41"><text:s/>(Se asume de antemano que se pueden superar las horas minimas)</text:p>
      <text:p text:style-name="P41"/>
      <text:p text:style-name="P18"><text:span text:style-name="T27">•</text:span> Horas asignadas de un trabajdor<text:span text:style-name="T24"> </text:span>a cierta tarea <text:span text:style-name="T39">X</text:span><text:span text:style-name="T3">ij </text:span><text:span text:style-name="T12">≥ </text:span><text:span text:style-name="T13">0</text:span></text:p>
      <text:p text:style-name="P25"/>
      <text:p text:style-name="P3">Funcion Objetivo</text:p>
      <text:p text:style-name="P22">Funcion factible con el mejor resultado posible</text:p>
      <text:p text:style-name="P12"><text:span text:style-name="T27"/></text:p>
      <text:p text:style-name="P15"><text:span text:style-name="T27">•</text:span> <text:span text:style-name="T37">Costo por unidad de tiempo por trabajador </text:span><text:span text:style-name="T41">(</text:span><text:span text:style-name="T17">C</text:span><text:span text:style-name="T5">j</text:span><text:span text:style-name="T41">)</text:span></text:p>
      <text:p text:style-name="P22"/>
      <table:table table:name="Table2" table:style-name="Table2">
        <table:table-column table:style-name="Table2.A"/>
        <table:table-column table:style-name="Table2.B" table:number-columns-repeated="4"/>
        <table:table-row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48">Tarea 1</text:p>
          </table:table-cell>
          <table:table-cell table:style-name="Table2.A1" office:value-type="string">
            <text:p text:style-name="P48">Tarea 2</text:p>
          </table:table-cell>
          <table:table-cell table:style-name="Table2.A1" office:value-type="string">
            <text:p text:style-name="P48">Tarea 3</text:p>
          </table:table-cell>
          <table:table-cell table:style-name="Table2.A1" office:value-type="string">
            <text:p text:style-name="P48">Tarea 4</text:p>
          </table:table-cell>
        </table:table-row>
        <table:table-row>
          <table:table-cell table:style-name="Table2.A1" office:value-type="string">
            <text:p text:style-name="P48">Persona 1</text:p>
          </table:table-cell>
          <table:table-cell table:style-name="Table2.A1" office:value-type="string">
            <text:p text:style-name="P47"><text:span text:style-name="T38">5</text:span><text:span text:style-name="T36">x</text:span><text:span text:style-name="T1">1</text:span><text:span text:style-name="T2">1</text:span></text:p>
          </table:table-cell>
          <table:table-cell table:style-name="Table2.A1" office:value-type="string">
            <text:p text:style-name="P47"><text:span text:style-name="T38">6</text:span><text:span text:style-name="T36">x</text:span><text:span text:style-name="T2">12</text:span></text:p>
          </table:table-cell>
          <table:table-cell table:style-name="Table2.A1" office:value-type="string">
            <text:p text:style-name="P54"><text:span text:style-name="T38">7</text:span>x<text:span text:style-name="T1">13</text:span></text:p>
          </table:table-cell>
          <table:table-cell table:style-name="Table2.A1" office:value-type="string">
            <text:p text:style-name="P54"><text:span text:style-name="T38">4</text:span>x<text:span text:style-name="T1">14</text:span></text:p>
          </table:table-cell>
        </table:table-row>
        <table:table-row>
          <table:table-cell table:style-name="Table2.A1" office:value-type="string">
            <text:p text:style-name="P48">Persona 2</text:p>
          </table:table-cell>
          <table:table-cell table:style-name="Table2.A1" office:value-type="string">
            <text:p text:style-name="P54"><text:span text:style-name="T38">6</text:span>x<text:span text:style-name="T1">21</text:span></text:p>
          </table:table-cell>
          <table:table-cell table:style-name="Table2.A1" office:value-type="string">
            <text:p text:style-name="P54"><text:span text:style-name="T38">2</text:span>x<text:span text:style-name="T1">22</text:span></text:p>
          </table:table-cell>
          <table:table-cell table:style-name="Table2.A1" office:value-type="string">
            <text:p text:style-name="P54"><text:span text:style-name="T38">1</text:span>x<text:span text:style-name="T1">23</text:span></text:p>
          </table:table-cell>
          <table:table-cell table:style-name="Table2.A1" office:value-type="string">
            <text:p text:style-name="P54"><text:span text:style-name="T38">3</text:span>x<text:span text:style-name="T1">24</text:span></text:p>
          </table:table-cell>
        </table:table-row>
        <table:table-row>
          <table:table-cell table:style-name="Table2.A1" office:value-type="string">
            <text:p text:style-name="P48">Persona 3</text:p>
          </table:table-cell>
          <table:table-cell table:style-name="Table2.A1" office:value-type="string">
            <text:p text:style-name="P54"><text:span text:style-name="T38">2</text:span>x<text:span text:style-name="T1">31</text:span></text:p>
          </table:table-cell>
          <table:table-cell table:style-name="Table2.A1" office:value-type="string">
            <text:p text:style-name="P54"><text:span text:style-name="T38">7</text:span>x<text:span text:style-name="T1">32</text:span></text:p>
          </table:table-cell>
          <table:table-cell table:style-name="Table2.A1" office:value-type="string">
            <text:p text:style-name="P54"><text:span text:style-name="T38">8</text:span>x<text:span text:style-name="T1">33</text:span></text:p>
          </table:table-cell>
          <table:table-cell table:style-name="Table2.A1" office:value-type="string">
            <text:p text:style-name="P54"><text:span text:style-name="T38">2</text:span>x<text:span text:style-name="T1">34</text:span></text:p>
          </table:table-cell>
        </table:table-row>
        <table:table-row>
          <table:table-cell table:style-name="Table2.A5" office:value-type="string">
            <text:p text:style-name="P48">Persona 4</text:p>
          </table:table-cell>
          <table:table-cell table:style-name="Table2.A5" office:value-type="string">
            <text:p text:style-name="P54"><text:span text:style-name="T38">1</text:span>x<text:span text:style-name="T1">41</text:span></text:p>
          </table:table-cell>
          <table:table-cell table:style-name="Table2.A5" office:value-type="string">
            <text:p text:style-name="P54"><text:span text:style-name="T38">7</text:span>x<text:span text:style-name="T1">42</text:span></text:p>
          </table:table-cell>
          <table:table-cell table:style-name="Table2.A5" office:value-type="string">
            <text:p text:style-name="P54"><text:span text:style-name="T38">2</text:span>x<text:span text:style-name="T1">43</text:span></text:p>
          </table:table-cell>
          <table:table-cell table:style-name="Table2.A5" office:value-type="string">
            <text:p text:style-name="P54"><text:span text:style-name="T38">1</text:span>x<text:span text:style-name="T1">44</text:span></text:p>
          </table:table-cell>
        </table:table-row>
        <table:table-row>
          <table:table-cell table:style-name="Table2.A1" office:value-type="string">
            <text:p text:style-name="P55">Costo por Tarea</text:p>
          </table:table-cell>
          <table:table-cell table:style-name="Table2.A1" office:value-type="string">
            <text:p text:style-name="P55">C<text:span text:style-name="T1">1</text:span></text:p>
          </table:table-cell>
          <table:table-cell table:style-name="Table2.A1" office:value-type="string">
            <text:p text:style-name="P55">C<text:span text:style-name="T1">2</text:span></text:p>
          </table:table-cell>
          <table:table-cell table:style-name="Table2.A1" office:value-type="string">
            <text:p text:style-name="P55">C<text:span text:style-name="T1">3</text:span></text:p>
          </table:table-cell>
          <table:table-cell table:style-name="Table2.A1" office:value-type="string">
            <text:p text:style-name="P55">C<text:span text:style-name="T1">4</text:span></text:p>
          </table:table-cell>
        </table:table-row>
      </table:table>
      <text:p text:style-name="P22"/>
      <text:p text:style-name="P33">“Todos los trabajadores de cierto nivel de especialización suponen un costo por unidad de tiempo y un costo fijo asociado a asignar a cierto trabajador a cierta tarea en específico. A estos costos los llamaremos costos 1. Además, existe un costo por sobrecalificación asociada a cada tarea”</text:p>
      <text:p text:style-name="P33"/>
      <text:p text:style-name="P35">El objetivo de esta funcion es minimizar la suma de todos los costos.</text:p>
      <text:p text:style-name="P36"/>
      <text:p text:style-name="P39">Z<text:span text:style-name="T8">1</text:span> = min(<text:span text:style-name="T12">∑</text:span><text:span text:style-name="T16"> </text:span><text:span text:style-name="T11">C</text:span><text:span text:style-name="T1">j</text:span><text:span text:style-name="T3"> </text:span>) </text:p>
      <text:p text:style-name="P16"><text:span text:style-name="T27"/></text:p>
      <text:p text:style-name="P16"><text:span text:style-name="T27">•</text:span> <text:span text:style-name="T37">Costo</text:span><text:span text:style-name="T42">s</text:span><text:span text:style-name="T37"> </text:span><text:span text:style-name="T42">por sobrecalificacion</text:span><text:span text:style-name="T37"> </text:span><text:span text:style-name="T41">(</text:span><text:span text:style-name="T18">S</text:span><text:span text:style-name="T6">ij</text:span><text:span text:style-name="T41">)</text:span></text:p>
      <text:p text:style-name="P26"/>
      <table:table table:name="Table6" table:style-name="Table6">
        <table:table-column table:style-name="Table6.A"/>
        <table:table-column table:style-name="Table6.B" table:number-columns-repeated="4"/>
        <table:table-row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9">Tarea 1</text:p>
          </table:table-cell>
          <table:table-cell table:style-name="Table6.A1" office:value-type="string">
            <text:p text:style-name="P49">Tarea 2</text:p>
          </table:table-cell>
          <table:table-cell table:style-name="Table6.A1" office:value-type="string">
            <text:p text:style-name="P49">Tarea 3</text:p>
          </table:table-cell>
          <table:table-cell table:style-name="Table6.A1" office:value-type="string">
            <text:p text:style-name="P49">Tarea 4</text:p>
          </table:table-cell>
        </table:table-row>
        <table:table-row>
          <table:table-cell table:style-name="Table6.A1" office:value-type="string">
            <text:p text:style-name="P49">Persona 1</text:p>
          </table:table-cell>
          <table:table-cell table:style-name="Table6.A1" office:value-type="string">
            <text:p text:style-name="P46">1 - <text:span text:style-name="T44">6</text:span></text:p>
          </table:table-cell>
          <table:table-cell table:style-name="Table6.A1" office:value-type="string">
            <text:p text:style-name="P50">4 - <text:span text:style-name="T44">9</text:span></text:p>
          </table:table-cell>
          <table:table-cell table:style-name="Table6.A1" office:value-type="string">
            <text:p text:style-name="P50">8 - <text:span text:style-name="T44">3</text:span></text:p>
          </table:table-cell>
          <table:table-cell table:style-name="Table6.A1" office:value-type="string">
            <text:p text:style-name="P50">6 - <text:span text:style-name="T44">4</text:span></text:p>
          </table:table-cell>
        </table:table-row>
        <table:table-row>
          <table:table-cell table:style-name="Table6.A1" office:value-type="string">
            <text:p text:style-name="P49">Persona 2</text:p>
          </table:table-cell>
          <table:table-cell table:style-name="Table6.A1" office:value-type="string">
            <text:p text:style-name="P50">2 - <text:span text:style-name="T44">6</text:span></text:p>
          </table:table-cell>
          <table:table-cell table:style-name="Table6.A1" office:value-type="string">
            <text:p text:style-name="P50">3 - <text:span text:style-name="T44">9</text:span></text:p>
          </table:table-cell>
          <table:table-cell table:style-name="Table6.A1" office:value-type="string">
            <text:p text:style-name="P50">1 - <text:span text:style-name="T44">3</text:span></text:p>
          </table:table-cell>
          <table:table-cell table:style-name="Table6.A1" office:value-type="string">
            <text:p text:style-name="P50">9 - <text:span text:style-name="T44">4</text:span></text:p>
          </table:table-cell>
        </table:table-row>
        <table:table-row>
          <table:table-cell table:style-name="Table6.A1" office:value-type="string">
            <text:p text:style-name="P49">Persona 3</text:p>
          </table:table-cell>
          <table:table-cell table:style-name="Table6.A1" office:value-type="string">
            <text:p text:style-name="P50">6 - <text:span text:style-name="T44">6</text:span></text:p>
          </table:table-cell>
          <table:table-cell table:style-name="Table6.A1" office:value-type="string">
            <text:p text:style-name="P50">1 - <text:span text:style-name="T44">9</text:span></text:p>
          </table:table-cell>
          <table:table-cell table:style-name="Table6.A1" office:value-type="string">
            <text:p text:style-name="P50">6 - <text:span text:style-name="T44">3</text:span></text:p>
          </table:table-cell>
          <table:table-cell table:style-name="Table6.A1" office:value-type="string">
            <text:p text:style-name="P50">9 - <text:span text:style-name="T44">4</text:span></text:p>
          </table:table-cell>
        </table:table-row>
        <table:table-row>
          <table:table-cell table:style-name="Table6.A5" office:value-type="string">
            <text:p text:style-name="P49">Persona 4</text:p>
          </table:table-cell>
          <table:table-cell table:style-name="Table6.A5" office:value-type="string">
            <text:p text:style-name="P50">9 - <text:span text:style-name="T44">6</text:span></text:p>
          </table:table-cell>
          <table:table-cell table:style-name="Table6.A5" office:value-type="string">
            <text:p text:style-name="P50">7 - <text:span text:style-name="T44">9</text:span></text:p>
          </table:table-cell>
          <table:table-cell table:style-name="Table6.A5" office:value-type="string">
            <text:p text:style-name="P50">8 - <text:span text:style-name="T44">3</text:span></text:p>
          </table:table-cell>
          <table:table-cell table:style-name="Table6.A5" office:value-type="string">
            <text:p text:style-name="P53">5<text:span text:style-name="T26"> - </text:span><text:span text:style-name="T44">4</text:span></text:p>
          </table:table-cell>
        </table:table-row>
        <table:table-row>
          <table:table-cell table:style-name="Table6.A1" office:value-type="string">
            <text:p text:style-name="P58">Sobrecalificacion</text:p>
          </table:table-cell>
          <table:table-cell table:style-name="Table6.A1" office:value-type="string">
            <text:p text:style-name="P56"><text:span text:style-name="T20">S</text:span><text:span text:style-name="T1">1</text:span></text:p>
          </table:table-cell>
          <table:table-cell table:style-name="Table6.A1" office:value-type="string">
            <text:p text:style-name="P56"><text:span text:style-name="T20">S</text:span><text:span text:style-name="T1">2</text:span></text:p>
          </table:table-cell>
          <table:table-cell table:style-name="Table6.A1" office:value-type="string">
            <text:p text:style-name="P57"><text:span text:style-name="T20">S</text:span><text:span text:style-name="T9">3</text:span></text:p>
          </table:table-cell>
          <table:table-cell table:style-name="Table6.A1" office:value-type="string">
            <text:p text:style-name="P57"><text:span text:style-name="T20">S</text:span><text:span text:style-name="T9">4</text:span></text:p>
          </table:table-cell>
        </table:table-row>
      </table:table>
      <text:p text:style-name="P26"/>
      <text:p text:style-name="P34">“<text:span text:style-name="T43">S</text:span>i un trabajador es de nivel de especialización 5 y es asignado a una tarea que requiere un nivel de especialización 3. entonces se ha incurrido en una sobrecalificación de 5 − 3 = 2. Ahora bien, si se hubiese asignado a un trabajador de nivel de especialización 3, no se hubiese incurrido en sobrecalificación”</text:p>
      <text:p text:style-name="P34"/>
      <text:p text:style-name="P38">El objetivo de esta funcion es minimizar la suma de todos los costos.</text:p>
      <text:p text:style-name="P37"/>
      <text:p text:style-name="P40">Z<text:span text:style-name="T8">2</text:span> = min(<text:span text:style-name="T12">∑</text:span><text:span text:style-name="T16"> </text:span><text:span text:style-name="T19">S</text:span><text:span text:style-name="T7">i</text:span>) </text:p>
      <text:p text:style-name="P6"/>
      <text:p text:style-name="P5">Casos de Infactibilidad</text:p>
      <text:p text:style-name="P7"><text:span text:style-name="T32">L</text:span><text:span text:style-name="T31">os casos de infactibilidad serian los suficientes</text:span></text:p>
      <text:p text:style-name="P7"><text:span text:style-name="T31"/></text:p>
      <text:p text:style-name="P17"><text:span text:style-name="T27">•</text:span> <text:span text:style-name="T45">Costos por sobrecalificacion negativas: Esto no puede darse ya que las restricciones evitan asignar un X</text:span><text:span text:style-name="T10">ij </text:span><text:span text:style-name="T21">positivo para cualquier empleado con especializacion menor al minimo, </text:span><text:span text:style-name="T22">por lo que podria haber casos infactibles asociados a esto.</text:span></text:p>
      <text:p text:style-name="P8"><text:span text:style-name="T31"/></text:p>
      <text:p text:style-name="P19"><text:span text:style-name="T14">•</text:span><text:span text:style-name="T21"> </text:span><text:span text:style-name="T22">Horas minimas no alcanzadas</text:span><text:span text:style-name="T21">: </text:span><text:span text:style-name="T22">La restriccion por especializacion puede generar conflictos al asignar horas para completar el minimo por tarea, resultando en casos </text:span><text:span text:style-name="T23">infactibl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RW Gothic" svg:font-family="'URW Gothic'" style:font-family-generic="swiss" style:font-pitch="variable"/>
    <style:font-face style:name="URW Gothic L" svg:font-family="'URW Gothic L'" style:font-family-generic="swiss"/>
    <style:font-face style:name="URW Gothic L1" svg:font-family="'URW Gothic L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2:50:56.387311604</meta:creation-date>
    <dc:date>2024-05-29T02:25:22.806090789</dc:date>
    <meta:editing-duration>PT3H34S</meta:editing-duration>
    <meta:editing-cycles>40</meta:editing-cycles>
    <meta:generator>LibreOffice/24.2.3.2$Linux_X86_64 LibreOffice_project/420$Build-2</meta:generator>
    <meta:document-statistic meta:table-count="6" meta:image-count="0" meta:object-count="0" meta:page-count="2" meta:paragraph-count="188" meta:word-count="712" meta:character-count="3642" meta:non-whitespace-character-count="3112"/>
  </office:meta>
</office:document-meta>
</file>